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6pt" svg:height="255.23pt" svg:x="220pt" svg:y="7.54pt">
            <draw:object draw:notify-on-update-of-ranges="Sheet1.A1:Sheet1.A1 Sheet1.A2:Sheet1.A9 Sheet1.B1:Sheet1.B1 Sheet1.B2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ber of variables</text:p>
          </table:table-cell>
          <table:table-cell office:value-type="string" calcext:value-type="string">
            <text:p>Time Tak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92" calcext:value-type="float">
            <text:p>4.8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984" calcext:value-type="float">
            <text:p>24.9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6.19" calcext:value-type="float">
            <text:p>126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9.139" calcext:value-type="float">
            <text:p>639.1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10.835" calcext:value-type="float">
            <text:p>3710.8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07:54:58.290204319</meta:creation-date>
    <dc:date>2018-08-31T09:29:52.044757991</dc:date>
    <meta:editing-duration>PT1H34M45S</meta:editing-duration>
    <meta:editing-cycles>14</meta:editing-cycles>
    <meta:generator>LibreOffice/6.1.0.3$Linux_X86_64 LibreOffice_project/10$Build-3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title svg:x="2.263cm" svg:y="0.316cm" chart:style-name="ch2">
          <text:p>Worst-case execution time based on number of variables</text:p>
        </chart:title>
        <chart:subtitle svg:x="5.12cm" svg:y="1.275cm" chart:style-name="ch3">
          <text:p>Time in seconds (lower is better)</text:p>
        </chart:subtitle>
        <chart:legend chart:legend-position="end" svg:x="12.821cm" svg:y="4.203cm" style:legend-expansion="high" chart:style-name="ch4"/>
        <chart:plot-area chart:style-name="ch5" table:cell-range-address="Sheet1.A1:Sheet1.B9" chart:data-source-has-labels="both" svg:x="1.33cm" svg:y="2.138cm" svg:width="11.172cm" svg:height="5.706cm">
          <chartooo:coordinate-region svg:x="2.242cm" svg:y="2.337cm" svg:width="9.901cm" svg:height="4.86cm"/>
          <chart:axis chart:dimension="x" chart:name="primary-x" chart:style-name="ch6" chartooo:axis-type="auto">
            <chartooo:date-scale/>
            <chart:title svg:x="5.404cm" svg:y="8.024cm" chart:style-name="ch7">
              <text:p>Number of variables</text:p>
            </chart:title>
            <chart:categories table:cell-range-address="Sheet1.A2:Sheet1.A9"/>
          </chart:axis>
          <chart:axis chart:dimension="y" chart:name="primary-y" chart:style-name="ch8">
            <chart:title svg:x="0.451cm" svg:y="5.842cm" chart:style-name="ch9">
              <text:p>Time taken</text:p>
            </chart:title>
            <chart:grid chart:style-name="ch10" chart:class="major"/>
          </chart:axis>
          <chart:series chart:style-name="ch11" chart:values-cell-range-address="Sheet1.B2:Sheet1.B9" chart:label-cell-address="Sheet1.B1:Sheet1.B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:Sheet1.A9</svg:desc>
                </draw:g>
              </table:table-cell>
              <table:table-cell office:value-type="float" office:value="0.049">
                <text:p>0.049</text:p>
                <draw:g>
                  <svg:desc>Sheet1.B2:Sheet1.B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892">
                <text:p>4.8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6.19">
                <text:p>126.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39.139">
                <text:p>639.13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710.835">
                <text:p>3710.8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